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1.0826in" text:min-label-width="0.25in" text:list-level-position-and-space-mode="label-alignment">
          <style:list-level-label-alignment text:label-followed-by="listtab" fo:margin-left="1.3326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5083in" text:min-label-width="0.25in" text:list-level-position-and-space-mode="label-alignment">
          <style:list-level-label-alignment text:label-followed-by="listtab" fo:margin-left="0.75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083in" text:min-label-width="0.25in" text:list-level-position-and-space-mode="label-alignment">
          <style:list-level-label-alignment text:label-followed-by="listtab" fo:margin-left="1.25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333in" text:min-label-width="0.125in" text:list-level-position-and-space-mode="label-alignment">
          <style:list-level-label-alignment text:label-followed-by="listtab" fo:margin-left="1.7583in" fo:text-indent="-0.125in"/>
        </style:list-level-properties>
      </text:list-level-style-number>
      <text:list-level-style-number text:level="4" style:num-suffix="." style:num-format="1">
        <style:list-level-properties text:space-before="2.0083in" text:min-label-width="0.25in" text:list-level-position-and-space-mode="label-alignment">
          <style:list-level-label-alignment text:label-followed-by="listtab" fo:margin-left="2.25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083in" text:min-label-width="0.25in" text:list-level-position-and-space-mode="label-alignment">
          <style:list-level-label-alignment text:label-followed-by="listtab" fo:margin-left="2.75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333in" text:min-label-width="0.125in" text:list-level-position-and-space-mode="label-alignment">
          <style:list-level-label-alignment text:label-followed-by="listtab" fo:margin-left="3.2583in" fo:text-indent="-0.125in"/>
        </style:list-level-properties>
      </text:list-level-style-number>
      <text:list-level-style-number text:level="7" style:num-suffix="." style:num-format="1">
        <style:list-level-properties text:space-before="3.5083in" text:min-label-width="0.25in" text:list-level-position-and-space-mode="label-alignment">
          <style:list-level-label-alignment text:label-followed-by="listtab" fo:margin-left="3.75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083in" text:min-label-width="0.25in" text:list-level-position-and-space-mode="label-alignment">
          <style:list-level-label-alignment text:label-followed-by="listtab" fo:margin-left="4.25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333in" text:min-label-width="0.125in" text:list-level-position-and-space-mode="label-alignment">
          <style:list-level-label-alignment text:label-followed-by="listtab" fo:margin-left="4.7583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/>
      <style:text-properties style:font-name="Arial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P15" style:parent-style-name="Header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 fo:font-size="11pt" style:font-size-asian="11pt" style:font-size-complex="11pt"/>
    </style:style>
    <style:style style:name="P1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7" style:parent-style-name="Standard" style:family="paragraph">
      <style:paragraph-properties fo:text-align="justify" fo:margin-top="0.0791in" fo:margin-bottom="0.0791in"/>
      <style:text-properties style:font-name="Arial" style:font-name-complex="Arial" fo:font-size="11pt" style:font-size-asian="11pt" style:font-size-complex="11pt"/>
    </style:style>
    <style:style style:name="P18" style:parent-style-name="Standard" style:family="paragraph">
      <style:paragraph-properties fo:text-align="justify"/>
    </style:style>
    <style:style style:name="T19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20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21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22" style:parent-style-name="DefaultParagraphFont" style:family="text">
      <style:text-properties style:font-name="Arial" style:font-name-complex="Arial" fo:font-weight="bold" style:font-weight-asian="bold" style:font-weight-complex="bold" fo:color="#FF0000"/>
    </style:style>
    <style:style style:name="T23" style:parent-style-name="DefaultParagraphFont" style:family="text">
      <style:text-properties style:font-name="Arial" style:font-name-complex="Arial" fo:color="#FF0000" fo:font-size="11pt" style:font-size-asian="11pt"/>
    </style:style>
    <style:style style:name="T24" style:parent-style-name="DefaultParagraphFont" style:family="text">
      <style:text-properties style:font-name="Arial" style:font-name-complex="Arial" fo:font-size="11pt" style:font-size-asian="11pt"/>
    </style:style>
    <style:style style:name="T25" style:parent-style-name="DefaultParagraphFont" style:family="text">
      <style:text-properties style:font-name="Arial" style:font-name-complex="Arial" fo:font-size="11pt" style:font-size-asian="11pt"/>
    </style:style>
    <style:style style:name="T26" style:parent-style-name="DefaultParagraphFont" style:family="text">
      <style:text-properties style:font-name="Arial" style:font-name-complex="Arial" fo:font-size="11pt" style:font-size-asian="11pt"/>
    </style:style>
    <style:style style:name="P27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8" style:parent-style-name="Standard" style:family="paragraph">
      <style:paragraph-properties fo:text-align="justify"/>
    </style:style>
    <style:style style:name="T29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 fo:font-size="11pt" style:font-size-asian="11pt"/>
    </style:style>
    <style:style style:name="T30" style:parent-style-name="DefaultParagraphFont" style:family="text">
      <style:text-properties style:font-name="Arial" fo:font-style="italic" style:font-style-asian="italic" style:font-style-complex="italic" fo:font-size="11pt" style:font-size-asian="11pt"/>
    </style:style>
    <style:style style:name="T31" style:parent-style-name="DefaultParagraphFont" style:family="text">
      <style:text-properties style:font-name="Arial" fo:font-size="11pt" style:font-size-asian="11pt"/>
    </style:style>
    <style:style style:name="T32" style:parent-style-name="DefaultParagraphFont" style:family="text">
      <style:text-properties style:font-name="Arial" fo:font-size="11pt" style:font-size-asian="11pt"/>
    </style:style>
    <style:style style:name="T33" style:parent-style-name="DefaultParagraphFont" style:family="text">
      <style:text-properties style:font-name="Arial" fo:font-size="11pt" style:font-size-asian="11pt"/>
    </style:style>
    <style:style style:name="T34" style:parent-style-name="DefaultParagraphFont" style:family="text">
      <style:text-properties style:font-name="Arial" fo:font-size="11pt" style:font-size-asian="11pt"/>
    </style:style>
    <style:style style:name="T35" style:parent-style-name="DefaultParagraphFont" style:family="text">
      <style:text-properties style:font-name="Arial" fo:font-size="11pt" style:font-size-asian="11pt"/>
    </style:style>
    <style:style style:name="P36" style:parent-style-name="Standard" style:family="paragraph">
      <style:paragraph-properties fo:text-align="justify"/>
      <style:text-properties style:font-name="Arial" fo:font-size="11pt" style:font-size-asian="11pt"/>
    </style:style>
    <style:style style:name="P37" style:parent-style-name="Standard" style:family="paragraph">
      <style:paragraph-properties fo:text-align="justify"/>
    </style:style>
    <style:style style:name="T38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 fo:font-size="11pt" style:font-size-asian="11pt" fo:background-color="#FFFF00"/>
    </style:style>
    <style:style style:name="T39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 fo:font-size="11pt" style:font-size-asian="11pt"/>
    </style:style>
    <style:style style:name="P40" style:parent-style-name="Standard" style:family="paragraph">
      <style:paragraph-properties fo:text-align="justify"/>
      <style:text-properties style:font-name="Arial" fo:font-size="11pt" style:font-size-asian="11pt"/>
    </style:style>
    <style:style style:name="P41" style:parent-style-name="Standard" style:family="paragraph">
      <style:paragraph-properties fo:text-align="justify"/>
    </style:style>
    <style:style style:name="T42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 fo:font-size="11pt" style:font-size-asian="11pt"/>
    </style:style>
    <style:style style:name="T43" style:parent-style-name="DefaultParagraphFont" style:family="text">
      <style:text-properties style:font-name="Arial" fo:font-size="11pt" style:font-size-asian="11pt"/>
    </style:style>
    <style:style style:name="T44" style:parent-style-name="DefaultParagraphFont" style:family="text">
      <style:text-properties style:font-name="Arial" fo:font-size="11pt" style:font-size-asian="11pt"/>
    </style:style>
    <style:style style:name="T45" style:parent-style-name="DefaultParagraphFont" style:family="text">
      <style:text-properties style:font-name="Arial" fo:font-size="11pt" style:font-size-asian="11pt"/>
    </style:style>
    <style:style style:name="T46" style:parent-style-name="DefaultParagraphFont" style:family="text">
      <style:text-properties style:font-name="Arial" fo:font-size="11pt" style:font-size-asian="11pt"/>
    </style:style>
    <style:style style:name="P47" style:parent-style-name="Standard" style:family="paragraph">
      <style:paragraph-properties fo:text-align="justify"/>
      <style:text-properties style:font-name="Arial" fo:font-size="11pt" style:font-size-asian="11pt"/>
    </style:style>
    <style:style style:name="P48" style:parent-style-name="Standard" style:family="paragraph">
      <style:paragraph-properties fo:text-align="justify"/>
      <style:text-properties style:font-name="Arial" fo:font-size="11pt" style:font-size-asian="11pt"/>
    </style:style>
    <style:style style:name="P49" style:parent-style-name="Standard" style:family="paragraph">
      <style:paragraph-properties fo:text-align="justify"/>
      <style:text-properties style:font-name="Arial" fo:font-size="11pt" style:font-size-asian="11pt"/>
    </style:style>
    <style:style style:name="P50" style:parent-style-name="Standard" style:family="paragraph">
      <style:paragraph-properties fo:text-align="justify"/>
      <style:text-properties style:font-name="Arial" fo:font-size="11pt" style:font-size-asian="11pt"/>
    </style:style>
    <style:style style:name="P51" style:parent-style-name="Standard" style:family="paragraph">
      <style:paragraph-properties fo:text-align="justify"/>
      <style:text-properties style:font-name="Arial" fo:font-weight="bold" style:font-weight-asian="bold" style:font-weight-complex="bold" fo:font-style="italic" style:font-style-asian="italic" style:font-style-complex="italic" fo:font-size="11pt" style:font-size-asian="11pt"/>
    </style:style>
    <style:style style:name="P52" style:parent-style-name="Standard" style:family="paragraph">
      <style:paragraph-properties fo:text-align="justify"/>
      <style:text-properties style:font-name="Arial" fo:font-size="11pt" style:font-size-asian="11pt"/>
    </style:style>
    <style:style style:name="P53" style:parent-style-name="Standard" style:family="paragraph">
      <style:paragraph-properties fo:text-align="justify"/>
      <style:text-properties style:font-name="Arial" fo:font-size="11pt" style:font-size-asian="11pt"/>
    </style:style>
    <style:style style:name="TableColumn55" style:family="table-column">
      <style:table-column-properties style:column-width="1.1791in" style:use-optimal-column-width="false"/>
    </style:style>
    <style:style style:name="TableColumn56" style:family="table-column">
      <style:table-column-properties style:column-width="7.777in" style:use-optimal-column-width="false"/>
    </style:style>
    <style:style style:name="TableColumn57" style:family="table-column">
      <style:table-column-properties style:column-width="1.3583in" style:use-optimal-column-width="false"/>
    </style:style>
    <style:style style:name="Table54" style:family="table">
      <style:table-properties style:width="10.3145in" fo:margin-left="0in" table:align="left"/>
    </style:style>
    <style:style style:name="TableRow58" style:family="table-row">
      <style:table-row-properties style:min-row-height="0.1493in" style:use-optimal-row-height="false"/>
    </style:style>
    <style:style style:name="TableCell59" style:family="table-cell">
      <style:table-cell-properties fo:border-top="0.0069in solid #000000" fo:border-left="0.0034in solid #000000" fo:border-bottom="0.0034in solid #000000" fo:border-right="none" fo:background-color="#8EAADB" style:writing-mode="lr-tb" fo:padding-top="0in" fo:padding-left="0.0069in" fo:padding-bottom="0in" fo:padding-right="0.0069in"/>
    </style:style>
    <style:style style:name="P60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61" style:family="table-cell">
      <style:table-cell-properties fo:border-top="0.0069in solid #000000" fo:border-left="0.0034in solid #000000" fo:border-bottom="0.0034in solid #000000" fo:border-right="0.0034in solid #000000" fo:background-color="#8EAADB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justify" fo:margin-left="0.2583in">
        <style:tab-stops/>
      </style:paragraph-properties>
      <style:text-properties style:font-name="Arial" fo:font-size="11pt" style:font-size-asian="11pt"/>
    </style:style>
    <style:style style:name="TableCell63" style:family="table-cell">
      <style:table-cell-properties fo:border-top="0.0069in solid #000000" fo:border-left="0.0034in solid #000000" fo:border-bottom="0.0034in solid #000000" fo:border-right="0.0034in solid #000000" fo:background-color="#8EAADB" style:writing-mode="lr-tb" fo:padding-top="0in" fo:padding-left="0.0069in" fo:padding-bottom="0in" fo:padding-right="0.0069in"/>
    </style:style>
    <style:style style:name="P64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65" style:family="table-row">
      <style:table-row-properties style:min-row-height="0.1493in" style:use-optimal-row-height="false"/>
    </style:style>
    <style:style style:name="TableCell66" style:family="table-cell">
      <style:table-cell-properties fo:border-top="0.0069in solid #000000" fo:border-left="0.0034in solid #000000" fo:border-bottom="0.0034in solid #000000" fo:border-right="none" fo:background-color="#FFFFFF" style:writing-mode="lr-tb" fo:padding-top="0in" fo:padding-left="0.0069in" fo:padding-bottom="0in" fo:padding-right="0.0069in"/>
    </style:style>
    <style:style style:name="P67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68" style:family="table-cell">
      <style:table-cell-properties fo:border-top="0.0069in solid #000000" fo:border-left="0.0034in solid #000000" fo:border-bottom="0.0034in solid #000000" fo:border-right="0.0034in solid #000000" fo:background-color="#FFFFFF" style:writing-mode="lr-tb" fo:padding-top="0.0381in" fo:padding-left="0.0381in" fo:padding-bottom="0.0381in" fo:padding-right="0.0381in"/>
    </style:style>
    <style:style style:name="P69" style:parent-style-name="TableContents" style:list-style-name="LFO14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70" style:parent-style-name="TableContents" style:list-style-name="LFO14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71" style:parent-style-name="TableContents" style:list-style-name="LFO14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72" style:parent-style-name="TableContents" style:list-style-name="LFO14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TableCell73" style:family="table-cell">
      <style:table-cell-properties fo:border-top="0.0069in solid #000000" fo:border-left="0.0034in solid #000000" fo:border-bottom="0.0034in solid #000000" fo:border-right="0.0034in solid #000000" fo:background-color="#FFFFFF" style:writing-mode="lr-tb" fo:padding-top="0in" fo:padding-left="0.0069in" fo:padding-bottom="0in" fo:padding-right="0.0069in"/>
    </style:style>
    <style:style style:name="P74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75" style:family="table-row">
      <style:table-row-properties style:min-row-height="0.3541in" style:use-optimal-row-height="false"/>
    </style:style>
    <style:style style:name="TableCell76" style:family="table-cell">
      <style:table-cell-properties fo:border-top="0.0069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77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78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list-style-name="LFO2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80" style:parent-style-name="TableContents" style:list-style-name="LFO2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81" style:parent-style-name="TableContents" style:list-style-name="LFO2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82" style:parent-style-name="TableContents" style:list-style-name="LFO2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83" style:parent-style-name="TableContents" style:list-style-name="LFO2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84" style:family="table-cell">
      <style:table-cell-properties fo:border-top="0.0069in solid #000000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5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86" style:family="table-row">
      <style:table-row-properties style:min-row-height="0.6833in"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88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91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92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93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94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95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97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98" style:family="table-row">
      <style:table-row-properties style:min-row-height="0.4993in"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list-style-name="LFO4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103" style:parent-style-name="TableContents" style:list-style-name="LFO4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104" style:parent-style-name="TableContents" style:list-style-name="LFO4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105" style:parent-style-name="TableContents" style:list-style-name="LFO4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106" style:parent-style-name="TableContents" style:list-style-name="LFO4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08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109" style:family="table-row">
      <style:table-row-properties style:min-row-height="0.1576in"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11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list-style-name="LFO5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14" style:parent-style-name="TableContents" style:list-style-name="LFO5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15" style:parent-style-name="TableContents" style:list-style-name="LFO5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16" style:parent-style-name="TableContents" style:list-style-name="LFO5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17" style:parent-style-name="TableContents" style:list-style-name="LFO5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18" style:parent-style-name="TableContents" style:list-style-name="LFO5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19" style:parent-style-name="TableContents" style:list-style-name="LFO5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20" style:parent-style-name="TableContents" style:list-style-name="LFO5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22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list-style-name="LFO12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128" style:parent-style-name="TableContents" style:list-style-name="LFO12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129" style:parent-style-name="TableContents" style:list-style-name="LFO12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130" style:parent-style-name="TableContents" style:list-style-name="LFO12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131" style:parent-style-name="TableContents" style:list-style-name="LFO12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33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134" style:family="table-row">
      <style:table-row-properties style:min-row-height="0.1576in"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36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list-style-name="LFO15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39" style:parent-style-name="TableContents" style:list-style-name="LFO15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40" style:parent-style-name="TableContents" style:list-style-name="LFO15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41" style:parent-style-name="TableContents" style:list-style-name="LFO15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42" style:parent-style-name="TableContents" style:list-style-name="LFO12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44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145" style:family="table-row">
      <style:table-row-properties style:min-row-height="0.1493in" style:use-optimal-row-height="false"/>
    </style:style>
    <style:style style:name="TableCell146" style:family="table-cell">
      <style:table-cell-properties fo:border-top="0.0069in solid #000000" fo:border-left="0.0034in solid #000000" fo:border-bottom="0.0034in solid #000000" fo:border-right="none" fo:background-color="#8EAADB" style:writing-mode="lr-tb" fo:padding-top="0in" fo:padding-left="0.0069in" fo:padding-bottom="0in" fo:padding-right="0.0069in"/>
    </style:style>
    <style:style style:name="P147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148" style:family="table-cell">
      <style:table-cell-properties fo:border-top="0.0069in solid #000000" fo:border-left="0.0034in solid #000000" fo:border-bottom="0.0034in solid #000000" fo:border-right="0.0034in solid #000000" fo:background-color="#8EAADB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 fo:margin-left="0.2583in">
        <style:tab-stops/>
      </style:paragraph-properties>
      <style:text-properties style:font-name="Arial" fo:font-size="11pt" style:font-size-asian="11pt"/>
    </style:style>
    <style:style style:name="TableCell150" style:family="table-cell">
      <style:table-cell-properties fo:border-top="0.0069in solid #000000" fo:border-left="0.0034in solid #000000" fo:border-bottom="0.0034in solid #000000" fo:border-right="0.0034in solid #000000" fo:background-color="#8EAADB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152" style:family="table-row">
      <style:table-row-properties style:min-row-height="0.3416in" style:use-optimal-row-height="false"/>
    </style:style>
    <style:style style:name="TableCell153" style:family="table-cell">
      <style:table-cell-properties fo:border-top="none" fo:border-left="0.0034in solid #000000" fo:border-bottom="0.0069in solid #000000" fo:border-right="none" style:writing-mode="lr-tb" fo:padding-top="0in" fo:padding-left="0.0069in" fo:padding-bottom="0in" fo:padding-right="0.0069in"/>
    </style:style>
    <style:style style:name="P154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155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57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58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59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60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61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62" style:parent-style-name="TableContents" style:list-style-name="LFO15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163" style:family="table-cell">
      <style:table-cell-properties fo:border-top="none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164" style:parent-style-name="TableContents" style:family="paragraph">
      <style:paragraph-properties fo:text-align="justify" fo:margin-left="0.5in">
        <style:tab-stops/>
      </style:paragraph-properties>
      <style:text-properties style:font-name="Arial" fo:font-size="11pt" style:font-size-asian="11pt"/>
    </style:style>
    <style:style style:name="TableRow165" style:family="table-row">
      <style:table-row-properties style:min-row-height="0.3416in" style:use-optimal-row-height="false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167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16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70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71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72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73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174" style:family="table-cell">
      <style:table-cell-properties fo:border-top="0.0069in solid #000000" fo:border-left="0.0034in solid #000000" fo:border-bottom="0.0069in solid #000000" fo:border-right="0.0069in solid #000000" style:writing-mode="lr-tb" fo:padding-top="0in" fo:padding-left="0.0069in" fo:padding-bottom="0in" fo:padding-right="0.0069in"/>
    </style:style>
    <style:style style:name="P175" style:parent-style-name="TableContents" style:family="paragraph">
      <style:paragraph-properties fo:text-align="justify" fo:margin-left="0.5in">
        <style:tab-stops/>
      </style:paragraph-properties>
      <style:text-properties style:font-name="Arial" fo:font-size="11pt" style:font-size-asian="11pt"/>
    </style:style>
    <style:style style:name="TableRow176" style:family="table-row">
      <style:table-row-properties style:min-row-height="0.3416in" style:use-optimal-row-height="false"/>
    </style:style>
    <style:style style:name="TableCell177" style:family="table-cell">
      <style:table-cell-properties fo:border-top="0.0069in solid #000000" fo:border-left="0.0034in solid #000000" fo:border-bottom="0.0069in solid #000000" fo:border-right="none" style:writing-mode="lr-tb" fo:padding-top="0in" fo:padding-left="0.0069in" fo:padding-bottom="0in" fo:padding-right="0.0069in"/>
    </style:style>
    <style:style style:name="P178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17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list-style-name="LFO15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81" style:parent-style-name="TableContents" style:list-style-name="LFO15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82" style:parent-style-name="TableContents" style:list-style-name="LFO15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83" style:parent-style-name="TableContents" style:list-style-name="LFO15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84" style:parent-style-name="TableContents" style:list-style-name="LFO15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85" style:parent-style-name="TableContents" style:list-style-name="LFO15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186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187" style:parent-style-name="TableContents" style:family="paragraph">
      <style:paragraph-properties fo:text-align="justify" fo:margin-left="0.5in">
        <style:tab-stops/>
      </style:paragraph-properties>
      <style:text-properties style:font-name="Arial" fo:font-size="11pt" style:font-size-asian="11pt"/>
    </style:style>
    <style:style style:name="TableRow188" style:family="table-row">
      <style:table-row-properties style:min-row-height="0.3416in" style:use-optimal-row-height="false"/>
    </style:style>
    <style:style style:name="TableCell189" style:family="table-cell">
      <style:table-cell-properties fo:border-top="0.0069in solid #000000" fo:border-left="0.0034in solid #000000" fo:border-bottom="0.0069in solid #000000" fo:border-right="none" style:writing-mode="lr-tb" fo:padding-top="0in" fo:padding-left="0.0069in" fo:padding-bottom="0in" fo:padding-right="0.0069in"/>
    </style:style>
    <style:style style:name="P190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19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P193" style:parent-style-name="TableContents" style:list-style-name="LFO16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94" style:parent-style-name="TableContents" style:list-style-name="LFO16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95" style:parent-style-name="TableContents" style:list-style-name="LFO16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96" style:parent-style-name="TableContents" style:list-style-name="LFO16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97" style:parent-style-name="TableContents" style:list-style-name="LFO16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98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P199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P200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P201" style:parent-style-name="TableContents" style:list-style-name="LFO17" style:family="paragraph">
      <style:paragraph-properties fo:text-align="justify"/>
      <style:text-properties style:font-name="Arial" fo:font-size="11pt" style:font-size-asian="11pt"/>
    </style:style>
    <style:style style:name="P202" style:parent-style-name="TableContents" style:list-style-name="LFO17" style:family="paragraph">
      <style:paragraph-properties fo:text-align="justify"/>
      <style:text-properties style:font-name="Arial" fo:font-size="11pt" style:font-size-asian="11pt"/>
    </style:style>
    <style:style style:name="P203" style:parent-style-name="TableContents" style:list-style-name="LFO17" style:family="paragraph">
      <style:paragraph-properties fo:text-align="justify"/>
      <style:text-properties style:font-name="Arial" fo:font-size="11pt" style:font-size-asian="11pt"/>
    </style:style>
    <style:style style:name="P204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P205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206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207" style:parent-style-name="TableContents" style:family="paragraph">
      <style:paragraph-properties fo:text-align="justify" fo:margin-left="0.5in">
        <style:tab-stops/>
      </style:paragraph-properties>
      <style:text-properties style:font-name="Arial" fo:font-size="11pt" style:font-size-asian="11pt"/>
    </style:style>
    <style:style style:name="TableRow208" style:family="table-row">
      <style:table-row-properties style:min-row-height="0.3416in" style:use-optimal-row-height="false"/>
    </style:style>
    <style:style style:name="TableCell209" style:family="table-cell">
      <style:table-cell-properties fo:border-top="0.0069in solid #000000" fo:border-left="0.0034in solid #000000" fo:border-bottom="0.0069in solid #000000" fo:border-right="none" style:writing-mode="lr-tb" fo:padding-top="0in" fo:padding-left="0.0069in" fo:padding-bottom="0in" fo:padding-right="0.0069in"/>
    </style:style>
    <style:style style:name="P210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21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12" style:parent-style-name="ListParagraph" style:list-style-name="LFO15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13" style:parent-style-name="ListParagraph" style:list-style-name="LFO15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14" style:parent-style-name="ListParagraph" style:list-style-name="LFO15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15" style:parent-style-name="ListParagraph" style:list-style-name="LFO15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16" style:parent-style-name="ListParagraph" style:list-style-name="LFO15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17" style:parent-style-name="ListParagraph" style:list-style-name="LFO15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218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219" style:parent-style-name="TableContents" style:family="paragraph">
      <style:paragraph-properties fo:text-align="justify" fo:margin-left="0.5in">
        <style:tab-stops/>
      </style:paragraph-properties>
      <style:text-properties style:font-name="Arial" fo:font-size="11pt" style:font-size-asian="11pt"/>
    </style:style>
    <style:style style:name="TableRow220" style:family="table-row">
      <style:table-row-properties style:min-row-height="0.3416in" style:use-optimal-row-height="false"/>
    </style:style>
    <style:style style:name="TableCell221" style:family="table-cell">
      <style:table-cell-properties fo:border-top="0.0069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22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223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list-style-name="LFO15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225" style:parent-style-name="TableContents" style:list-style-name="LFO15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226" style:parent-style-name="TableContents" style:list-style-name="LFO15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227" style:parent-style-name="TableContents" style:list-style-name="LFO15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228" style:parent-style-name="TableContents" style:list-style-name="LFO15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229" style:family="table-cell">
      <style:table-cell-properties fo:border-top="0.0069in solid #000000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230" style:parent-style-name="TableContents" style:family="paragraph">
      <style:paragraph-properties fo:text-align="justify" fo:margin-left="0.5in">
        <style:tab-stops/>
      </style:paragraph-properties>
      <style:text-properties style:font-name="Arial" fo:font-size="11pt" style:font-size-asian="11pt"/>
    </style:style>
    <style:style style:name="TableRow231" style:family="table-row">
      <style:table-row-properties style:min-row-height="0.1493in" style:use-optimal-row-height="false"/>
    </style:style>
    <style:style style:name="TableCell232" style:family="table-cell">
      <style:table-cell-properties fo:border-top="0.0069in solid #000000" fo:border-left="0.0034in solid #000000" fo:border-bottom="0.0034in solid #000000" fo:border-right="none" fo:background-color="#8EAADB" style:writing-mode="lr-tb" fo:padding-top="0in" fo:padding-left="0.0069in" fo:padding-bottom="0in" fo:padding-right="0.0069in"/>
    </style:style>
    <style:style style:name="P233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234" style:family="table-cell">
      <style:table-cell-properties fo:border-top="0.0069in solid #000000" fo:border-left="0.0034in solid #000000" fo:border-bottom="0.0034in solid #000000" fo:border-right="0.0034in solid #000000" fo:background-color="#8EAADB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 fo:margin-left="0.2583in">
        <style:tab-stops/>
      </style:paragraph-properties>
      <style:text-properties style:font-name="Arial" fo:font-size="11pt" style:font-size-asian="11pt"/>
    </style:style>
    <style:style style:name="TableCell236" style:family="table-cell">
      <style:table-cell-properties fo:border-top="0.0069in solid #000000" fo:border-left="0.0034in solid #000000" fo:border-bottom="0.0034in solid #000000" fo:border-right="0.0034in solid #000000" fo:background-color="#8EAADB" style:writing-mode="lr-tb" fo:padding-top="0in" fo:padding-left="0.0069in" fo:padding-bottom="0in" fo:padding-right="0.0069in"/>
    </style:style>
    <style:style style:name="P237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238" style:family="table-row">
      <style:table-row-properties style:min-row-height="0.3416in" style:use-optimal-row-height="false"/>
    </style:style>
    <style:style style:name="TableCell239" style:family="table-cell">
      <style:table-cell-properties fo:border-top="0.0069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40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241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2" style:parent-style-name="ListParagraph" style:list-style-name="LFO18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43" style:parent-style-name="ListParagraph" style:list-style-name="LFO18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44" style:parent-style-name="ListParagraph" style:list-style-name="LFO18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45" style:parent-style-name="ListParagraph" style:list-style-name="LFO18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46" style:parent-style-name="ListParagraph" style:list-style-name="LFO18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47" style:parent-style-name="ListParagraph" style:list-style-name="LFO18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48" style:parent-style-name="ListParagraph" style:list-style-name="LFO18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49" style:parent-style-name="ListParagraph" style:list-style-name="LFO18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50" style:parent-style-name="ListParagraph" style:list-style-name="LFO18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251" style:family="table-cell">
      <style:table-cell-properties fo:border-top="0.0069in solid #000000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252" style:parent-style-name="TableContents" style:family="paragraph">
      <style:paragraph-properties fo:text-align="justify" fo:margin-left="0.5in">
        <style:tab-stops/>
      </style:paragraph-properties>
      <style:text-properties style:font-name="Arial" fo:font-size="11pt" style:font-size-asian="11pt"/>
    </style:style>
    <style:style style:name="TableRow253" style:family="table-row">
      <style:table-row-properties style:min-row-height="0.3416in" style:use-optimal-row-height="false"/>
    </style:style>
    <style:style style:name="TableCell254" style:family="table-cell">
      <style:table-cell-properties fo:border-top="0.0069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55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256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P258" style:parent-style-name="TableContents" style:list-style-name="LFO20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259" style:parent-style-name="TableContents" style:list-style-name="LFO20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260" style:parent-style-name="TableContents" style:list-style-name="LFO20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261" style:parent-style-name="TableContents" style:list-style-name="LFO20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262" style:parent-style-name="TableContents" style:list-style-name="LFO20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263" style:parent-style-name="TableContents" style:list-style-name="LFO20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264" style:parent-style-name="TableContents" style:list-style-name="LFO20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265" style:parent-style-name="TableContents" style:list-style-name="LFO20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266" style:family="table-cell">
      <style:table-cell-properties fo:border-top="0.0069in solid #000000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267" style:parent-style-name="TableContents" style:family="paragraph">
      <style:paragraph-properties fo:text-align="justify" fo:margin-left="0.5in">
        <style:tab-stops/>
      </style:paragraph-properties>
      <style:text-properties style:font-name="Arial" fo:font-size="11pt" style:font-size-asian="11pt"/>
    </style:style>
    <style:style style:name="P268" style:parent-style-name="Standard" style:family="paragraph">
      <style:paragraph-properties fo:text-align="justify" fo:margin-top="0.0791in" fo:margin-bottom="0.0791in" fo:line-height="115%"/>
      <style:text-properties style:font-name="Arial" fo:font-size="11pt" style:font-size-asian="11pt"/>
    </style:style>
  </office:automatic-styles>
  <office:body>
    <office:text text:use-soft-page-breaks="true">
      <text:p text:style-name="P1">VISACOM S.A.</text:p>
      <text:p text:style-name="Standard"><text:span text:style-name="T14">PLAN DETALLADO DE AUDITORIA EN RESPUESTA A RIESGOS</text:span></text:p>
      <text:p text:style-name="P15">Al 31 de diciembre del 2020</text:p>
      <text:p text:style-name="Header"/>
      <text:p text:style-name="P16">(Elaboración 15/Nov/2020)</text:p>
      <text:p text:style-name="P17"/>
      <text:p text:style-name="P18"><text:span text:style-name="T19">Procedimientos de auditoria:</text:span><text:span text:style-name="T20"><text:s/>El presente documento detalla las pruebas principales de auditoria que<text:s/></text:span><text:span text:style-name="T21">realizaremos en cada una de las áreas o rubros de los estados financieros de Visacom S. A. por el año 2020 y es un complemento de nuestro plan de auditoria en respuesta a los riesgos identificados<text:s/></text:span><text:span text:style-name="T22">PT 4001</text:span><text:span text:style-name="T23">.<text:s/></text:span><text:span text:style-name="T24">Este documento sustituye el uso de programas de au</text:span><text:span text:style-name="T25">ditoria pero no implica que a juicio del Auditor puedan prepararse otros programas de auditoria en ciertas áreas; principalmente impuestos</text:span><text:span text:style-name="T26">.</text:span></text:p>
      <text:p text:style-name="P27"/>
      <text:p text:style-name="P28"><text:span text:style-name="T29">Dirección de las pruebas:</text:span><text:span text:style-name="T30"><text:s/></text:span><text:span text:style-name="T31">Los resultados de la Compañía no han sido buenos en los ú</text:span><text:span text:style-name="T32">ltimos años, acumulando pérdidas por US$190 mil en los años 2017 y 2018; el año 2019 arrojó una utilidad de US$3 mil y el 2020 se proyectan ingresos que únicamente cubran los costos y gastos de operación (equilibrio), debido a la crisis económica por la pa</text:span><text:span text:style-name="T33">ndemia del covi-19. En la situación descrita, no pensamos que la Gerencia pueda verse tentada a ocultar ingresos o aumentar gastos, pues esto deterioraría más el patrimonio de la empresa ante terceros, principalmente los clientes corporativos y multinacion</text:span><text:span text:style-name="T34">ales; por el contrario, nuestras pruebas estarán direccionadas a eventuales disminuciones de costos y gastos o aumentos de los ingresos; esto independientemente de que el resultado de nuestra evaluación del ambiente de control en BUENO (Ver evaluación del<text:s/></text:span><text:span text:style-name="T35">control interno en la sección 3200)</text:span></text:p>
      <text:p text:style-name="P36"/>
      <text:p text:style-name="P37"><text:span text:style-name="T38">Pruebas de cumplimiento de control interno:</text:span><text:span text:style-name="T39"><text:s/></text:span></text:p>
      <text:p text:style-name="P40"/>
      <text:p text:style-name="P41"><text:span text:style-name="T42">Pruebas sustantivas:<text:s/></text:span><text:span text:style-name="T43">Nuestras pruebas sustantivas de auditoria serán enfocadas a probar las aseveraciones de los estados financieros de manera global y de la forma más<text:s/></text:span><text:span text:style-name="T44">independiente posible utilizando confirmaciones directas de terceros para probar ventas y costos, agrupando gastos de administración y ventas por tipos principales y elaborando cómputos globales o revisiones específicos para cada tipo de gasto, por ejemplo</text:span><text:span text:style-name="T45"><text:s/>nómina y beneficios sociales, depreciación, seguros, honorarios pagados a profesiones, arriendos, y reduciendo el uso de muestreo estadístico únicamente para poblaciones individualmente numerosas y generalmente con <text:s/>pocas transacciones que superen nuestro</text:span><text:span text:style-name="T46"><text:s/>nivel de materialidad de desempeño. Con este enfoque reducimos de manera significativa el riesgo residual de auditoria.</text:span></text:p>
      <text:p text:style-name="P47"/>
      <text:p text:style-name="P48">Las confirmaciones a terceros se harán al cierre del ejercicio o a la fecha más cercana al mismo para bancos, proveedores,<text:s/>seguros, abogados y partes relacionadas; el periodo entre la fecha de confirmación y la fecha de cierre de los estados financieros (si fuere diferente) será cubierto mediante procedimientos analíticos como pruebas sustantivas.</text:p>
      <text:p text:style-name="P49"/>
      <text:p text:style-name="P50"/>
      <text:p text:style-name="P51"/>
      <text:p text:style-name="P52"/>
      <text:p text:style-name="P53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<text:bookmark-start text:name="_Hlk62463050"/><text:soft-page-break/>ACTIVOS</text:p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<text:bookmark-end text:name="_Hlk62463050"/>Saldos iniciales</text:p>
          </table:table-cell>
          <table:table-cell table:style-name="TableCell68">
            <text:list text:style-name="LFO14" text:continue-numbering="true">
              <text:list-item>
                <text:p text:style-name="P69">Solicitar el balance de comprobación y comparar los saldos iniciales del periodo con los papeles de trabajo del año anterior y con las cifras del informe de auditoría.</text:p>
              </text:list-item>
              <text:list-item>
                <text:p text:style-name="P70">Tomar nota de las políticas contables vigentes según el informe de auditoría del año anterior y verificar que se estén aplicando de manera uniforme en el presente ejercicio.</text:p>
              </text:list-item>
              <text:list-item>
                <text:p text:style-name="P71">Solicitar explicación apropiada de cualquier diferencia en los saldos iniciales.</text:p>
              </text:list-item>
              <text:list-item>
                <text:p text:style-name="P72">Concluir respecto de la razonabilidad de los saldos al inicio del período.</text:p>
              </text:list-item>
            </text:list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Efectivo y equivalentes de efectivo</text:p>
          </table:table-cell>
          <table:table-cell table:style-name="TableCell78">
            <text:list text:style-name="LFO2" text:continue-numbering="true">
              <text:list-item>
                <text:p text:style-name="P79">Enviar<text:s/>confirmaciones de saldos de las cuentas bancarias de la empresa al 31 de diciembre del 2020; la compañía opera actualmente con tres bancos: Bolivariano, Internacional y Pacífico. Todas las solicitudes de confirmación serán entregadas por nosotros directamente a los bancos.</text:p>
              </text:list-item>
              <text:list-item>
                <text:p text:style-name="P80">Las respuestas a nuestras solicitudes de confirmación serán comparadas con los de las conciliaciones bancarias<text:s/>y con registros contables de activos y pasivos.</text:p>
              </text:list-item>
              <text:list-item>
                <text:p text:style-name="P81">Las partidas de conciliación generalmente consisten en cheques girados y no cobrados lo mismos que son verificados con el estado de cuenta posterior, enero 2021</text:p>
              </text:list-item>
              <text:list-item>
                <text:p text:style-name="P82">Otras partidas de conciliación importantes serán analizadas individualmente.</text:p>
              </text:list-item>
              <text:list-item>
                <text:p text:style-name="P83">Concluir respecto de la razonabilidad de las cuentas de efectivo y equivalentes de efectivo.</text:p>
              </text:list-item>
            </text:list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Cuentas por Cobrar</text:p>
          </table:table-cell>
          <table:table-cell table:style-name="TableCell89">
            <text:list text:style-name="LFO3" text:continue-numbering="true">
              <text:list-item>
                <text:p text:style-name="P90">En base a las ventas totales a agosto hemos seleccionado los seis<text:s/>clientes principales que representan el 98.7% de los ingresos; para estos clientes enviaremos solicitud de confirmación de saldos al 31 de octubre del 2020, fecha más cercana al cierre de año. Las confirmaciones serán enviadas por nosotros mediante correo<text:s/>electrónico en base a las direcciones de mail que nos proporcionen directamente los departamentos de contabilidad, financiero o auditoría interna de cada compañía.</text:p>
              </text:list-item>
              <text:list-item>
                <text:p text:style-name="P91">Las respuestas a nuestras solicitudes de confirmación serán comparadas con los saldos según<text:s/>estados financieros interinos a octubre del 2020, toda diferencia será investigada por nosotros o solicitaremos aclaración a Contabilidad, si fuere necesario.</text:p>
              </text:list-item>
              <text:list-item>
                <text:p text:style-name="P92">Para el período de noviembre y diciembre realizaremos procedimientos analíticos como prueba sustantiva, y adicionalmente comprobaremos que los cargos a clientes se correspondan con las ventas del periodo y que los abonos se hayan registrado como ingresos a las cuentas bancarias.</text:p>
              </text:list-item>
              <text:list-item>
                <text:p text:style-name="P93">Debido a que la cartera no registra atrasos en las cobranzas no prevemos<text:s/>que sea necesario poner atención especial en la evaluación del deterioro de ésta (provisión para cuentas incobrables)</text:p>
              </text:list-item>
              <text:list-item>
                <text:p text:style-name="P94">Otras cuentas por cobrar, principalmente empleados, serán confirmadas directamente con los mismos.</text:p>
              </text:list-item>
              <text:list-item>
                <text:p text:style-name="P95">Concluir respecto de la razonabilidad de las cuentas por cobrar a la fecha de auditoria.</text:p>
              </text:list-item>
            </text:list>
          </table:table-cell>
          <table:table-cell table:style-name="TableCell96">
            <text:p text:style-name="P97"/>
          </table:table-cell>
        </table:table-row>
        <text:soft-page-break/>
        <table:table-row table:style-name="TableRow98">
          <table:table-cell table:style-name="TableCell99">
            <text:p text:style-name="P100">Inventarios</text:p>
          </table:table-cell>
          <table:table-cell table:style-name="TableCell101">
            <text:list text:style-name="LFO4" text:continue-numbering="true">
              <text:list-item>
                <text:p text:style-name="P102">Solicitar el kardex de<text:s/>Inventarios y se proceder con: a) Inspección física para verificar existencia y control de los inventarios, b) Comprobar el estado de los inventarios y su correcto almacenamiento.</text:p>
              </text:list-item>
              <text:list-item>
                <text:p text:style-name="P103">Verificar la política de amortización de los mobiliarios para eventos en función de su vida útil estimada y su correcta contabilización.</text:p>
              </text:list-item>
              <text:list-item>
                <text:p text:style-name="P104">Realizar corte de documentos al final del ejercicio: últimos cheques emitidos, últimas facturas y presupuestos, y corte de los estados de cuenta bancarios</text:p>
              </text:list-item>
              <text:list-item>
                <text:p text:style-name="P105">Con base al corte de documentos revisar<text:s/>cheques, facturas y transacciones realizadas con posterioridad y confirmar si quedaron “eventos en proceso” y que los costos e ingresos se registraron apropiadamente en el periodo que corresponden.<text:s/></text:p>
              </text:list-item>
              <text:list-item>
                <text:p text:style-name="P106">Concluir respecto de la razonabilidad de los inventarios a la fecha de auditoria.</text:p>
              </text:list-item>
            </text:list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Activos por impuestos corrientes</text:p>
          </table:table-cell>
          <table:table-cell table:style-name="TableCell112">
            <text:list text:style-name="LFO5" text:continue-numbering="true">
              <text:list-item>
                <text:p text:style-name="P113">Con base al mayor<text:s/>general realizar un resumen de los movimientos de las cuentas de créditos tributarios por IVA y por impuesto a la renta.<text:s/></text:p>
              </text:list-item>
              <text:list-item>
                <text:p text:style-name="P114">Cruzar los saldos iniciales y finales con el balance de comprobación y mayor general.</text:p>
              </text:list-item>
              <text:list-item>
                <text:p text:style-name="P115">Revisar el detalle de los créditos tributarios por IVA e impuesto a la renta, confirmar su antigüedad y verificar que se encuentran vigentes de acuerdo con la normativa tributaria a la fecha.</text:p>
              </text:list-item>
              <text:list-item>
                <text:p text:style-name="P116">Comprobar los aumentos del crédito tributario por IVA cruzando con las ventas del mismo período<text:s/>y que son probadas en nuestra auditoria.</text:p>
              </text:list-item>
              <text:list-item>
                <text:p text:style-name="P117">Comprobar los aumentos del crédito tributario por impuesto a la renta cruzando con nuestra prueba de ventas,</text:p>
              </text:list-item>
              <text:list-item>
                <text:p text:style-name="P118">Seleccionar comprobantes de retención que dan origen a crédito tributario y confirmar su veracidad, cumplimiento con las normas vigentes, propiedad y fecha de emisión.</text:p>
              </text:list-item>
              <text:list-item>
                <text:p text:style-name="P119">Si en el año hubo reclamos que dieron origen a devolución de IVA, revisar los documentos de soporte de dicho reclamo: solicitud de devolución, resolución del SRI, copia de la nota de crédito del SRI, comprobantes de negociación de ésta y crédito en el estado de cuenta bancario.</text:p>
              </text:list-item>
              <text:list-item>
                <text:p text:style-name="P120">Concluir respecto de la razonabilidad de los saldos de activos por impuestos corrientes a la fecha de auditoria.</text:p>
              </text:list-item>
            </text:list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Gastos pagados por anticipado</text:p>
          </table:table-cell>
          <table:table-cell table:style-name="TableCell126">
            <text:list text:style-name="LFO12" text:continue-numbering="true">
              <text:list-item>
                <text:p text:style-name="P127">Solicitar el movimiento del año de los pagos anticipados verificando los saldos iniciales y finales con el balance de comprobación y mayor general.</text:p>
              </text:list-item>
              <text:list-item>
                <text:p text:style-name="P128">Verificar los incrementos con los asientos contables, pólizas de seguro y demás documentos de soporte.</text:p>
              </text:list-item>
              <text:list-item>
                <text:p text:style-name="P129">Verificar las amortizaciones del período de acuerdo con la política contable vigente y en función a los costos y gastos correspondientes al ejercicio.</text:p>
              </text:list-item>
              <text:list-item>
                <text:p text:style-name="P130">Enviar confirmaciones a las compañías de seguros y cruzar su respuesta con la información contable de pólizas vigentes, primas pagadas, montos y riesgos asegurados, etc.</text:p>
              </text:list-item>
              <text:list-item>
                <text:p text:style-name="P131">Concluir respecto de la razonabilidad de los saldos de gastos pagados por anticipado a la fecha de auditoria.</text:p>
              </text:list-item>
            </text:list>
          </table:table-cell>
          <table:table-cell table:style-name="TableCell132">
            <text:p text:style-name="P133"/>
          </table:table-cell>
        </table:table-row>
        <text:soft-page-break/>
        <table:table-row table:style-name="TableRow134">
          <table:table-cell table:style-name="TableCell135">
            <text:p text:style-name="P136">Propiedades y Equipos</text:p>
          </table:table-cell>
          <table:table-cell table:style-name="TableCell137">
            <text:list text:style-name="LFO15" text:continue-numbering="true">
              <text:list-item>
                <text:p text:style-name="P138">Solicitar el movimiento del año de los activos fijos verificando los saldos iniciales y finales con el balance de comprobación y el mayor general.</text:p>
              </text:list-item>
              <text:list-item>
                <text:p text:style-name="P139">Verificar los incrementos por compras con los asientos contables, facturas del proveedor, cheque pagado, retenciones efectuadas y demás documentos de soporte.</text:p>
              </text:list-item>
              <text:list-item>
                <text:p text:style-name="P140">Verificar la depreciación del periodo de acuerdo con la política contable vigente y consistente con el año anterior, cruzar dichos valores con los registrados en el estado de resultados (costos y gastos)</text:p>
              </text:list-item>
              <text:list-item>
                <text:p text:style-name="P141">Si lo considera necesario, realizar inspección física de los activos fijos adquiridos.</text:p>
              </text:list-item>
            </text:list>
            <text:list text:style-name="LFO12" text:continue-numbering="true">
              <text:list-item>
                <text:p text:style-name="P142">Concluir respecto de la razonabilidad de los saldos de propiedades y equipos a la fecha de auditoria.</text:p>
              </text:list-item>
            </text:list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<text:bookmark-start text:name="_Hlk62470385"/>PASIVOS<text:s/>Y PATRIMONIO</text:p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<text:bookmark-end text:name="_Hlk62470385"/>Proveedores</text:p>
          </table:table-cell>
          <table:table-cell table:style-name="TableCell155">
            <text:list text:style-name="LFO3" text:continue-numbering="true">
              <text:list-item>
                <text:p text:style-name="P156">En base a los costos y gastos totales a agosto hemos seleccionado los principales proveedores para enviar solicitud de confirmación de saldos al 31 de octubre del 2020 (fecha más cercana al cierre de año) y de transacciones (compras) realizados por el período de enero a la fecha. Las confirmaciones serán enviadas por nosotros mediante correo electrónico en base a las direcciones e información de contacto que obtenemos directamente de las facturas del proveedor, de internet, o del archivo maestro de proveedores.</text:p>
              </text:list-item>
              <text:list-item>
                <text:p text:style-name="P157">Las respuestas a nuestras solicitudes de confirmación serán comparadas con los saldos según estados financieros interinos a octubre del 2020, toda diferencia será investigada por nosotros o solicitaremos aclaración a Contabilidad, si fuere necesario.</text:p>
              </text:list-item>
              <text:list-item>
                <text:p text:style-name="P158">Para el período de noviembre y diciembre realizaremos procedimientos analíticos como prueba sustantiva, y adicionalmente comprobaremos que los cargos a clientes se correspondan con las ventas del periodo y que los abonos se hayan registrado como ingresos a las cuentas bancarias.</text:p>
              </text:list-item>
              <text:list-item>
                <text:p text:style-name="P159">Investigar cualquier saldo antiguo o cuya fecha de vencimiento sea mayor a los términos comerciales ordinarios y determinar las razones para ello.</text:p>
              </text:list-item>
              <text:list-item>
                <text:p text:style-name="P160">Verificar la documentación de soporte y confirmar la propiedad de otras cuentas por pagar distintas de proveedores.</text:p>
              </text:list-item>
              <text:list-item>
                <text:p text:style-name="P161">Seleccione muestras de pagos realizados en el 2021 y para las muestras seleccionadas revise su contabilización, soportes apropiados, retenciones de impuestos y ponga atención especial en cualquier evidencia de que se trata de un pasivo originado en el año sujeto a auditoria, de ser así, verifique que dicho pasivo fue debidamente registrado en los estados financieros al cierre del período.</text:p>
              </text:list-item>
            </text:list>
            <text:list text:style-name="LFO15" text:continue-numbering="true">
              <text:list-item>
                <text:p text:style-name="P162">Concluir respecto de la razonabilidad de las cuentas por pagar a la fecha de auditoria.</text:p>
              </text:list-item>
            </text:list>
          </table:table-cell>
          <table:table-cell table:style-name="TableCell163">
            <text:p text:style-name="P164"/>
          </table:table-cell>
        </table:table-row>
        <text:soft-page-break/>
        <table:table-row table:style-name="TableRow165">
          <table:table-cell table:style-name="TableCell166">
            <text:p text:style-name="P167">Pasivos por impuestos corrientes</text:p>
          </table:table-cell>
          <table:table-cell table:style-name="TableCell168">
            <text:list text:style-name="LFO3" text:continue-numbering="true">
              <text:list-item>
                <text:p text:style-name="P169">Cotejar los saldos de impuestos corrientes por pagar con el balance de comprobación y mayor general.</text:p>
              </text:list-item>
              <text:list-item>
                <text:p text:style-name="P170">Cruzar el saldo de retenciones de impuestos por pagar con las declaraciones presentadas en el mes posterior e investigar cualquier diferencia.</text:p>
              </text:list-item>
              <text:list-item>
                <text:p text:style-name="P171">Revisar la declaración de impuesto a la renta del año anterior y confirmar que la misma se corresponde con las cifras auditadas.</text:p>
              </text:list-item>
              <text:list-item>
                <text:p text:style-name="P172">Respecto de la provisión de impuesto a la renta por pagar, referirse al programa de auditoria de impuestos.</text:p>
              </text:list-item>
              <text:list-item>
                <text:p text:style-name="P173">Concluir respecto de la razonabilidad de los pasivos por impuestos corrientes</text:p>
              </text:list-item>
            </text:list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Otras obligaciones corrientes</text:p>
          </table:table-cell>
          <table:table-cell table:style-name="TableCell179">
            <text:list text:style-name="LFO15" text:continue-numbering="true">
              <text:list-item>
                <text:p text:style-name="P180">Realizar el movimiento del año de beneficios sociales por pagar y cotejar los saldos iniciales<text:s/>y finales<text:s/>con el balance de comprobación y mayor general.</text:p>
              </text:list-item>
              <text:list-item>
                <text:p text:style-name="P181">Revisar los pagos de beneficios sociales: décimo tercer sueldo, décimo cuarto sueldo, 15% participación de trabajadores y fondo de reserva con los reportes enviados al Ministerio de Trabajo y con los roles mensuales, si lo considera necesario confirmar pagos individuales a trabajadores con los cheques girados o transferencias bancarias.</text:p>
              </text:list-item>
              <text:list-item>
                <text:p text:style-name="P182">Tomando como base las planillas mensuales de aportes al IESS realizar cálculo de los importes de sueldos y beneficios sociales y cruzarlos con el movimiento del periodo.</text:p>
              </text:list-item>
              <text:list-item>
                <text:p text:style-name="P183">Cruzar los saldos de cuentas por par al IESS por aportes y otros, con la planilla de aportes del es siguiente al periodo auditado.</text:p>
              </text:list-item>
              <text:list-item>
                <text:p text:style-name="P184">Revisar el origen y documentos de soporte de cualquier otro pasivo corriente.</text:p>
              </text:list-item>
              <text:list-item>
                <text:p text:style-name="P185">Concluir respecto de la razonabilidad de las otras obligaciones corrientes a la fecha de auditoria.</text:p>
              </text:list-item>
            </text:list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Cuentas con partes relacionadas (corto y largo plazo)</text:p>
          </table:table-cell>
          <table:table-cell table:style-name="TableCell191">
            <text:p text:style-name="P192">Respecto de los saldos por pagar provenientes de préstamos realizados por los Accionistas:</text:p>
            <text:list text:style-name="LFO16" text:continue-numbering="true">
              <text:list-item>
                <text:p text:style-name="P193">Solicitar el movimiento del periodo y verificar saldos iniciales y finales con el balance de comprobación y el mayor general.</text:p>
              </text:list-item>
              <text:list-item>
                <text:p text:style-name="P194">Verificar los incrementos por nuevos préstamos recibidos con los asientos contables, papeletas de depósito o transferencias bancarias y crédito en el estado bancario de la compañía.</text:p>
              </text:list-item>
              <text:list-item>
                <text:p text:style-name="P195">Revisar las disminuciones por pago con los cheques girados, asientos contables y demás documentos de soporte.</text:p>
              </text:list-item>
              <text:list-item>
                <text:p text:style-name="P196">Envíe confirmaciones de los saldos por pagar a las partes relacionadas y verifique las respuestas obtenidas con los importes del estado de situación financiera.<text:s/></text:p>
              </text:list-item>
              <text:list-item>
                <text:p text:style-name="P197">Considere<text:s/>la<text:s/>apropiada clasificación como corriente o largo plazo<text:s/>en base a los documentos de soporte, así como<text:s/>las garantías que existan<text:s/>y su revelación en los estados financieros.</text:p>
              </text:list-item>
            </text:list>
            <text:p text:style-name="P198"/>
            <text:p text:style-name="P199"/>
            <text:soft-page-break/>
            <text:p text:style-name="P200">Respecto de las cuentas por pagar corrientes por honorarios profesionales y otros (arriendos):</text:p>
            <text:list text:style-name="LFO17" text:continue-numbering="true">
              <text:list-item>
                <text:p text:style-name="P201">Revise los contratos<text:s/>firmados entre las partes y su revelación apropiada en los estados financieros.</text:p>
              </text:list-item>
              <text:list-item>
                <text:p text:style-name="P202">En base a los importes mensuales según los contratos, confirme los gastos de arriendo, honorarios y otros servicios recibidos según el estado de resultados; revise también las facturas recibidas y que éstas cumplan con la normativa legal vigente, cheques pagados, cálculos de retenciones de impuestos y comprobantes de retención emitidos.</text:p>
              </text:list-item>
              <text:list-item>
                <text:p text:style-name="P203">Revisar el origen y documentos de soporte de cualquier otro saldo por pagar a partes relacionadas.</text:p>
              </text:list-item>
            </text:list>
            <text:p text:style-name="P204"/>
            <text:p text:style-name="P205">Concluir respecto de la razonabilidad de las cuentas por pagar a partes relacionadas a la fecha de auditoria.</text:p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Jubilación patronal y desahucio</text:p>
          </table:table-cell>
          <table:table-cell table:style-name="TableCell211">
            <text:list text:style-name="LFO15" text:continue-numbering="true">
              <text:list-item>
                <text:p text:style-name="P212">Solicitar el movimiento del periodo y verificar saldos iniciales y finales con el balance de comprobación y el mayor general.</text:p>
              </text:list-item>
              <text:list-item>
                <text:p text:style-name="P213">Revisar los incrementos y disminuciones del periodo con el estudio actuarial realizado por el perito independiente</text:p>
              </text:list-item>
              <text:list-item>
                <text:p text:style-name="P214">Verificar la contabilización apropiada del gasto del ejercicio y de los resultados atribuibles a ORI.</text:p>
              </text:list-item>
              <text:list-item>
                <text:p text:style-name="P215">Confirme que los pagos a trabajadores jubilados o que salieron de la empresa, se hayan registrado dando de base al pasivo previamente constituido.</text:p>
              </text:list-item>
              <text:list-item>
                <text:p text:style-name="P216">Considere las revelaciones apropiadas en los estados financieros, de acuerdo con NIIF.</text:p>
              </text:list-item>
              <text:list-item>
                <text:p text:style-name="P217">Concluir respecto de la razonabilidad de las cuentas de reservas para jubilación patronal y desahucio<text:s/>a la fecha de auditoría.</text:p>
              </text:list-item>
            </text:list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Patrimonio</text:p>
          </table:table-cell>
          <table:table-cell table:style-name="TableCell223">
            <text:list text:style-name="LFO15" text:continue-numbering="true">
              <text:list-item>
                <text:p text:style-name="P224">Solicitar el movimiento del periodo y verificar saldos iniciales y finales con el balance de comprobación y el mayor general.</text:p>
              </text:list-item>
              <text:list-item>
                <text:p text:style-name="P225">Confirme que los movimientos patrimoniales se encuentren respaldados en las actas de Juntas de Accionistas, cuando así se requiera; revise también los asientos contables correspondientes y los documentos soporte de<text:s/>éstos tales como escrituras de aumento de capital, depósitos y créditos bancarios por aportes recibidos de los Accionistas, cheques cobrados en caso de dividendos pagados, etc.</text:p>
              </text:list-item>
              <text:list-item>
                <text:p text:style-name="P226">En el caso pagos de dividendos revisar que se hayan efectuado las retenciones de impuestos de conformidad con las normas tributarias vigentes.</text:p>
              </text:list-item>
              <text:list-item>
                <text:p text:style-name="P227">Considere las revelaciones apropiadas en los estados financieros, de acuerdo con NIIF.</text:p>
              </text:list-item>
              <text:list-item>
                <text:p text:style-name="P228">Concluir respecto de la razonabilidad de las cuentas de patrimonio a la fecha de auditoría.</text:p>
              </text:list-item>
            </text:list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RESULTADOS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Ingresos por ventas</text:p>
          </table:table-cell>
          <table:table-cell table:style-name="TableCell241">
            <text:list text:style-name="LFO18" text:continue-numbering="true">
              <text:list-item>
                <text:p text:style-name="P242">Solicite el detalle de ventas por cliente y confirme los totales con el balance de comprobación y mayor general.</text:p>
              </text:list-item>
              <text:list-item>
                <text:p text:style-name="P243">En base a las confirmaciones de clientes a fecha interina, revise las compras totales por ellos informadas y cruce con las ventas totales, a ese cliente, según los reportes contables.</text:p>
              </text:list-item>
              <text:list-item>
                <text:p text:style-name="P244">Realice el movimiento de las ventas por cliente por los meses entre la fecha de<text:s/>confirmación<text:s/>y la fecha de cierre de los estados financieros.</text:p>
              </text:list-item>
              <text:list-item>
                <text:p text:style-name="P245">Aplique procedimientos analíticos como prueba sustantiva y confirme la razonabilidad de los movimientos del periodo, investigue cualquier variación inusual o significativa.</text:p>
              </text:list-item>
              <text:list-item>
                <text:p text:style-name="P246">Revise los contratos firmados con los clientes y verifique que las actividades contratadas se hayan facturado según lo acordado.</text:p>
              </text:list-item>
              <text:list-item>
                <text:p text:style-name="P247">Revise un cómputo global de los ingresos por comisiones de agencia en base a los porcentajes de comisión acordados en los contratos y acuerdos realizados.</text:p>
              </text:list-item>
              <text:list-item>
                <text:p text:style-name="P248">En base al corte de documentos realizado al cierre del año, confirme que las facturas posteriores correspondan efectivamente al periodo siguiente y realice las indagaciones apropiadas si no es así.</text:p>
              </text:list-item>
              <text:list-item>
                <text:p text:style-name="P249">Considere las revelaciones apropiadas en los estados financieros, según NIIF.</text:p>
              </text:list-item>
              <text:list-item>
                <text:p text:style-name="P250">Concluya respecto de la razonabilidad de<text:s/>los saldos de ingresos por ventas a la fecha de auditoria.</text:p>
              </text:list-item>
            </text:list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Costos y gastos</text:p>
          </table:table-cell>
          <table:table-cell table:style-name="TableCell256">
            <text:p text:style-name="P257">Prepare un resumen de los principales costos y gastos del ejercicio agrupándolos por su materialidad, agrupando aquellos que ya han sido probados en otras áreas; por ejemplo, depreciación, seguros, sueldos y beneficios, gastos con partes relacionadas, etc. En base a dicho resumen:</text:p>
            <text:list text:style-name="LFO20" text:continue-numbering="true">
              <text:list-item>
                <text:p text:style-name="P258">Concilie los importes probados en otras áreas de auditoria y revise la naturaleza de cualquier diferencia que pudiera existir.</text:p>
              </text:list-item>
              <text:list-item>
                <text:p text:style-name="P259">Agrupe costos y gastos de naturaleza similar y que puedan ser comprobados razonablemente en base a otros procedimientos de auditoria distintos del examen por muestreo estadístico; por ejemplo, los costos de servicios públicos pueden ser verificados en base a las planillas mensuales recibidas, si éstas son archivadas por separado.</text:p>
              </text:list-item>
              <text:list-item>
                <text:p text:style-name="P260">Para los otros costos y gastos que no hayan sido probados<text:s/>según lo explicado precedentemente, realice selección mediante muestreo estadístico y analice las muestras obtenidas, revise:<text:s/>asientos contables, factura del proveedor de acuerdo con la normativa legal vigente, cheque cobrado o débito a la cuenta bancaria, retenciones de impuestos y comprobantes de retención emitidos.</text:p>
              </text:list-item>
              <text:list-item>
                <text:p text:style-name="P261">Confirme que las retenciones de impuestos se hayan posteado apropiadamente en el mayor general.</text:p>
              </text:list-item>
              <text:list-item>
                <text:p text:style-name="P262">Considere la naturaleza de cualquier transacción significativa o inusual y su impacto en los estados financieros.</text:p>
              </text:list-item>
              <text:list-item>
                <text:p text:style-name="P263">En base al corte de documentos realizado al cierre del año, confirme que los pagos realizados después correspondan efectivamente al periodo siguiente y realice las indagaciones apropiadas si no es así.</text:p>
              </text:list-item>
              <text:list-item>
                <text:p text:style-name="P264">Considere las revelaciones apropiadas en los estados financieros, según NIIF.</text:p>
              </text:list-item>
              <text:list-item>
                <text:p text:style-name="P265">Concluya respecto de la razonabilidad de los saldos de costos y gastos a la fecha de auditoria.</text:p>
              </text:list-item>
            </text:list>
          </table:table-cell>
          <table:table-cell table:style-name="TableCell266">
            <text:p text:style-name="P267"/>
          </table:table-cell>
        </table:table-row>
      </table:table>
      <text:p text:style-name="P2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Spacing" style:display-name="No Spacing" style:family="paragraph">
      <style:text-properties fo:language="es" fo:country="MX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Paragraph" style:display-name="List Paragraph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s" style:display-name="ins" style:family="text"/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list-style style:name="WWNum5" style:display-name="WWNum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 style:font-name-asian="Noto Serif CJK SC" style:font-name-complex="Lohit Devanaga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1.0826in" text:min-label-width="0.25in" text:list-level-position-and-space-mode="label-alignment">
          <style:list-level-label-alignment text:label-followed-by="listtab" fo:margin-left="1.3326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5083in" text:min-label-width="0.25in" text:list-level-position-and-space-mode="label-alignment">
          <style:list-level-label-alignment text:label-followed-by="listtab" fo:margin-left="0.75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083in" text:min-label-width="0.25in" text:list-level-position-and-space-mode="label-alignment">
          <style:list-level-label-alignment text:label-followed-by="listtab" fo:margin-left="1.25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333in" text:min-label-width="0.125in" text:list-level-position-and-space-mode="label-alignment">
          <style:list-level-label-alignment text:label-followed-by="listtab" fo:margin-left="1.7583in" fo:text-indent="-0.125in"/>
        </style:list-level-properties>
      </text:list-level-style-number>
      <text:list-level-style-number text:level="4" style:num-suffix="." style:num-format="1">
        <style:list-level-properties text:space-before="2.0083in" text:min-label-width="0.25in" text:list-level-position-and-space-mode="label-alignment">
          <style:list-level-label-alignment text:label-followed-by="listtab" fo:margin-left="2.25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083in" text:min-label-width="0.25in" text:list-level-position-and-space-mode="label-alignment">
          <style:list-level-label-alignment text:label-followed-by="listtab" fo:margin-left="2.75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333in" text:min-label-width="0.125in" text:list-level-position-and-space-mode="label-alignment">
          <style:list-level-label-alignment text:label-followed-by="listtab" fo:margin-left="3.2583in" fo:text-indent="-0.125in"/>
        </style:list-level-properties>
      </text:list-level-style-number>
      <text:list-level-style-number text:level="7" style:num-suffix="." style:num-format="1">
        <style:list-level-properties text:space-before="3.5083in" text:min-label-width="0.25in" text:list-level-position-and-space-mode="label-alignment">
          <style:list-level-label-alignment text:label-followed-by="listtab" fo:margin-left="3.75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083in" text:min-label-width="0.25in" text:list-level-position-and-space-mode="label-alignment">
          <style:list-level-label-alignment text:label-followed-by="listtab" fo:margin-left="4.25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333in" text:min-label-width="0.125in" text:list-level-position-and-space-mode="label-alignment">
          <style:list-level-label-alignment text:label-followed-by="listtab" fo:margin-left="4.7583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1791in" style:use-optimal-column-width="false"/>
    </style:style>
    <style:style style:name="TableColumn4" style:family="table-column">
      <style:table-column-properties style:column-width="7.777in" style:use-optimal-column-width="false"/>
    </style:style>
    <style:style style:name="TableColumn5" style:family="table-column">
      <style:table-column-properties style:column-width="1.3583in" style:use-optimal-column-width="false"/>
    </style:style>
    <style:style style:name="Table2" style:family="table">
      <style:table-properties style:width="10.3145in" fo:margin-left="0in" table:align="left"/>
    </style:style>
    <style:style style:name="TableRow6" style:family="table-row">
      <style:table-row-properties style:min-row-height="0.302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background-color="#729FCF" style:writing-mode="lr-tb" style:vertical-align="middle" fo:padding-top="0in" fo:padding-left="0.0069in" fo:padding-bottom="0in" fo:padding-right="0.0069in"/>
    </style:style>
    <style:style style:name="P8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  <style:style style:name="TableCell9" style:family="table-cell">
      <style:table-cell-properties fo:border="0.0034in solid #000000" fo:background-color="#729FCF" style:writing-mode="lr-tb" style:vertical-align="middle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  <style:style style:name="TableCell11" style:family="table-cell">
      <style:table-cell-properties fo:border="0.0034in solid #000000" fo:background-color="#729FCF" style:writing-mode="lr-tb" fo:padding-top="0in" fo:padding-left="0.0069in" fo:padding-bottom="0in" fo:padding-right="0.0069in"/>
    </style:style>
    <style:style style:name="P12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  <style:style style:name="P13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AREA O RUBRO DE LOS ESTADOS FINANCIEROS</text:p>
            </table:table-cell>
            <table:table-cell table:style-name="TableCell9">
              <text:p text:style-name="P10">PROCEDIMIENTOS</text:p>
            </table:table-cell>
            <table:table-cell table:style-name="TableCell11">
              <text:p text:style-name="P12"/>
              <text:p text:style-name="P13">PAPEL DE TRABAJO</text:p>
            </table:table-cell>
          </table:table-row>
        </table:table>
        <text:p text:style-name="Header"/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esar Alberto Leon Galarraga</dc:creator>
    <meta:creation-date>2020-11-19T12:42:00Z</meta:creation-date>
    <dc:date>2021-01-25T18:22:00Z</dc:date>
    <meta:template xlink:href="Normal" xlink:type="simple"/>
    <meta:editing-cycles>31</meta:editing-cycles>
    <meta:editing-duration>PT49800S</meta:editing-duration>
    <meta:document-statistic meta:page-count="8" meta:paragraph-count="37" meta:word-count="2875" meta:character-count="18656" meta:row-count="131" meta:non-whitespace-character-count="15818"/>
  </office:meta>
</office:document-meta>
</file>